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2.3161in"/>
    </style:style>
    <style:style style:name="co4" style:family="table-column">
      <style:table-column-properties fo:break-before="auto" style:column-width="2.0862in"/>
    </style:style>
    <style:style style:name="co5" style:family="table-column">
      <style:table-column-properties fo:break-before="auto" style:column-width="2.1846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1.5728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2.1035in" fo:break-before="auto" style:use-optimal-row-height="false"/>
    </style:style>
    <style:style style:name="ro5" style:family="table-row">
      <style:table-row-properties style:row-height="1.1709in" fo:break-before="auto" style:use-optimal-row-height="false"/>
    </style:style>
    <style:style style:name="ro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008in solid #000000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wrap-option="wrap" fo:border="0.0008in solid #000000"/>
      <style:text-properties fo:color="#ce181e" style:text-outline="false" style:text-line-through-style="none" style:font-name="Arim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008in solid #000000"/>
      <style:text-properties fo:color="#ce181e" style:text-outline="false" style:text-line-through-styl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008in solid #000000"/>
      <style:paragraph-properties fo:text-align="start" fo:margin-left="0in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iberation Serif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iberation Serif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iberation Serif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008in solid #000000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5.65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008in solid #000000"/>
      <style:paragraph-properties fo:text-align="justify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1" style:font-name-asian="Microsoft YaHei" style:font-name-complex="Liberation Serif1"/>
    </style:style>
    <style:style style:name="T2" style:family="text">
      <style:text-properties fo:color="#000000" style:text-outline="false" style:text-line-through-style="none" style:text-position="0% 100%" style:font-name="Liberation Serif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" style:family="text">
      <style:text-properties style:font-name="Arial1" style:font-name-asian="Microsoft YaHei" style:font-name-complex="Arial1"/>
    </style:style>
    <style:style style:name="T4" style:family="text">
      <style:text-properties fo:color="#000000" style:font-name="Arial1" fo:font-size="10pt" style:font-name-asian="Microsoft YaHei" style:font-size-asian="10pt" style:font-name-complex="Arial1" style:font-size-complex="5.69999980926514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1" table:number-columns-repeated="2" table:default-cell-style-name="ce8"/>
        <table:table-row table:style-name="ro1">
          <table:table-cell table:style-name="ce1" office:value-type="string">
            <text:p>Category</text:p>
          </table:table-cell>
          <table:table-cell office:value-type="string">
            <text:p>Label</text:p>
          </table:table-cell>
          <table:table-cell table:style-name="ce4" office:value-type="string">
            <text:p>Value1</text:p>
          </table:table-cell>
          <table:table-cell table:style-name="ce4" office:value-type="string">
            <text:p>Value2</text:p>
          </table:table-cell>
          <table:table-cell table:style-name="ce4" office:value-type="string">
            <text:p>Value3</text:p>
          </table:table-cell>
          <table:table-cell table:style-name="ce4" office:value-type="string">
            <text:p>Value4</text:p>
          </table:table-cell>
          <table:table-cell table:style-name="ce4" office:value-type="string">
            <text:p>Value5</text:p>
          </table:table-cell>
          <table:table-cell table:style-name="ce4" office:value-type="string">
            <text:p>Value6</text:p>
          </table:table-cell>
          <table:table-cell table:style-name="ce4" office:value-type="string">
            <text:p>Value7</text:p>
          </table:table-cell>
          <table:table-cell table:style-name="ce4" office:value-type="string">
            <text:p>Value8</text:p>
          </table:table-cell>
        </table:table-row>
        <table:table-row table:style-name="ro2">
          <table:table-cell table:style-name="ce1" office:value-type="string" table:number-columns-spanned="1" table:number-rows-spanned="4">
            <text:p>Bug ID</text:p>
          </table:table-cell>
          <table:table-cell office:value-type="string">
            <text:p>ID numb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covered-table-cell/>
          <table:table-cell office:value-type="string">
            <text:p>Name</text:p>
          </table:table-cell>
          <table:table-cell office:value-type="string">
            <text:p>Account testKonstruktor</text:p>
          </table:table-cell>
          <table:table-cell office:value-type="string">
            <text:p>Account ispis</text:p>
          </table:table-cell>
          <table:table-cell office:value-type="string">
            <text:p>Bank sum</text:p>
          </table:table-cell>
          <table:table-cell office:value-type="string">
            <text:p>Bank testPay</text:p>
          </table:table-cell>
          <table:table-cell office:value-type="string">
            <text:p>Bank transter</text:p>
          </table:table-cell>
          <table:table-cell table:number-columns-repeated="3"/>
        </table:table-row>
        <table:table-row table:style-name="ro2">
          <table:covered-table-cell/>
          <table:table-cell office:value-type="string">
            <text:p>Reporter</text:p>
          </table:table-cell>
          <table:table-cell office:value-type="string">
            <text:p>Tamara Stanisic</text:p>
          </table:table-cell>
          <table:table-cell office:value-type="string">
            <text:p>Tamara Stanisic</text:p>
          </table:table-cell>
          <table:table-cell office:value-type="string">
            <text:p>Tamara Stanisic</text:p>
          </table:table-cell>
          <table:table-cell office:value-type="string">
            <text:p>Tamara Stanisic</text:p>
          </table:table-cell>
          <table:table-cell office:value-type="string">
            <text:p>Tamara Stanisic</text:p>
          </table:table-cell>
          <table:table-cell table:number-columns-repeated="3"/>
        </table:table-row>
        <table:table-row table:style-name="ro3">
          <table:covered-table-cell/>
          <table:table-cell office:value-type="string">
            <text:p>Submit Date</text:p>
          </table:table-cell>
          <table:table-cell table:number-columns-repeated="5" office:value-type="string">
            <text:p>22/3/2020</text:p>
          </table:table-cell>
          <table:table-cell table:number-columns-repeated="3"/>
        </table:table-row>
        <table:table-row table:style-name="ro2">
          <table:table-cell table:style-name="ce1" office:value-type="string" table:number-columns-spanned="1" table:number-rows-spanned="2">
            <text:p>Bug overview</text:p>
          </table:table-cell>
          <table:table-cell office:value-type="string">
            <text:p>Relates to</text:p>
          </table:table-cell>
          <table:table-cell office:value-type="string">
            <text:p>Account.java</text:p>
          </table:table-cell>
          <table:table-cell office:value-type="string">
            <text:p>Account.java</text:p>
          </table:table-cell>
          <table:table-cell office:value-type="string">
            <text:p>Bank.java</text:p>
          </table:table-cell>
          <table:table-cell office:value-type="string">
            <text:p>Bank.java</text:p>
          </table:table-cell>
          <table:table-cell office:value-type="string">
            <text:p>Bank.java</text:p>
          </table:table-cell>
          <table:table-cell table:number-columns-repeated="3"/>
        </table:table-row>
        <table:table-row table:style-name="ro2">
          <table:covered-table-cell/>
          <table:table-cell office:value-type="string">
            <text:p>Screenshot</text:p>
          </table:table-cell>
          <table:table-cell table:number-columns-repeated="8"/>
        </table:table-row>
        <table:table-row table:style-name="ro2">
          <table:table-cell table:style-name="ce1" office:value-type="string" table:number-columns-spanned="1" table:number-rows-spanned="3">
            <text:p>Environment</text:p>
          </table:table-cell>
          <table:table-cell office:value-type="string">
            <text:p>Platform</text:p>
          </table:table-cell>
          <table:table-cell table:number-columns-repeated="4" office:value-type="string">
            <text:p>Java</text:p>
          </table:table-cell>
          <table:table-cell table:style-name="ce12" office:value-type="string">
            <text:p>Java</text:p>
          </table:table-cell>
          <table:table-cell table:number-columns-repeated="3"/>
        </table:table-row>
        <table:table-row table:style-name="ro3">
          <table:covered-table-cell/>
          <table:table-cell office:value-type="string">
            <text:p>Operating System</text:p>
          </table:table-cell>
          <table:table-cell table:number-columns-repeated="5" office:value-type="string">
            <text:p>Windows 10</text:p>
          </table:table-cell>
          <table:table-cell table:number-columns-repeated="3"/>
        </table:table-row>
        <table:table-row table:style-name="ro2">
          <table:covered-table-cell/>
          <table:table-cell office:value-type="string">
            <text:p>Browser</text:p>
          </table:table-cell>
          <table:table-cell table:number-columns-repeated="4" office:value-type="string">
            <text:p>/</text:p>
          </table:table-cell>
          <table:table-cell office:value-type="string">
            <text:p>2.run TestNG class “BankTest”</text:p>
          </table:table-cell>
          <table:table-cell table:number-columns-repeated="3"/>
        </table:table-row>
        <table:table-row table:style-name="ro4">
          <table:table-cell table:style-name="ce1" office:value-type="string" table:number-columns-spanned="1" table:number-rows-spanned="4">
            <text:p>Bug details</text:p>
          </table:table-cell>
          <table:table-cell office:value-type="string">
            <text:p>Steps to reproduce</text:p>
          </table:table-cell>
          <table:table-cell table:style-name="ce6" office:value-type="string">
            <text:p><text:span text:style-name="T1">1. open package banka_kod;</text:span></text:p>
            <text:p><text:span text:style-name="T1">2. look at class Account </text:span></text:p>
            <text:p><text:span text:style-name="T1">3. look at cons. Account with 2 args</text:span></text:p>
            <text:p><text:span text:style-name="T1">4. look at value in this.amount1. open package banka_kod</text:span></text:p>
            <text:p><text:span text:style-name="T1">5. look at value in this.amount</text:span></text:p>
          </table:table-cell>
          <table:table-cell table:style-name="ce9" office:value-type="string">
            <text:p><text:span text:style-name="T1">1. open package </text:span><text:span text:style-name="T2">banca_kod;</text:span></text:p>
            <text:p><text:span text:style-name="T2">2. run TestNG class </text:span></text:p>
            <text:p><text:span text:style-name="T2">"TestAccount"</text:span></text:p>
            <text:p><text:span text:style-name="T2">3. Look at console (printout)</text:span></text:p>
            <text:p><text:span text:style-name="T2"/></text:p>
          </table:table-cell>
          <table:table-cell office:value-type="string">
            <text:p>1.open package banka_kod;</text:p>
            <text:p>2. run TestNG class “BankTest”;</text:p>
            <text:p>3.Look at result at console(printout)</text:p>
          </table:table-cell>
          <table:table-cell office:value-type="string">
            <text:p>1.open package banka_kod;</text:p>
            <text:p>2.run TestNG class “BankTest”</text:p>
            <text:p>3. Look at console(printout).</text:p>
          </table:table-cell>
          <table:table-cell office:value-type="string">
            <text:p>1.open package banka_kod;</text:p>
            <text:p>2.run TestNG class “BankTest”</text:p>
            <text:p>3. Look at console(printout)</text:p>
          </table:table-cell>
          <table:table-cell table:number-columns-repeated="3"/>
        </table:table-row>
        <table:table-row table:style-name="ro5">
          <table:covered-table-cell/>
          <table:table-cell office:value-type="string">
            <text:p>Expected result</text:p>
          </table:table-cell>
          <table:table-cell table:style-name="ce7" office:value-type="string">
            <text:p><text:span text:style-name="T1">this.amount = 0d</text:span></text:p>
          </table:table-cell>
          <table:table-cell table:style-name="ce10" office:value-type="string">
            <text:p><text:span text:style-name="T3">According requirements</text:span></text:p>
            <text:p><text:span text:style-name="T4">expected [434-12-32 tamara 0.00] </text:span></text:p>
            <text:p><text:span text:style-name="T4"/></text:p>
          </table:table-cell>
          <table:table-cell office:value-type="string">
            <text:p>According requirements</text:p>
            <text:p>Expected [60.0]</text:p>
            <text:p/>
          </table:table-cell>
          <table:table-cell office:value-type="string">
            <text:p>Accorting requirements </text:p>
            <text:p><text:s/>Expected [1000.0]</text:p>
            <text:p/>
          </table:table-cell>
          <table:table-cell office:value-type="string">
            <text:p>According requirements</text:p>
            <text:p/>
            <text:p>a.1 account expected [50.0] </text:p>
            <text:p>a.2 expected [50.0] </text:p>
            <text:p/>
          </table:table-cell>
          <table:table-cell table:number-columns-repeated="3"/>
        </table:table-row>
        <table:table-row table:style-name="ro6">
          <table:covered-table-cell/>
          <table:table-cell office:value-type="string">
            <text:p>Actual result</text:p>
          </table:table-cell>
          <table:table-cell office:value-type="string">
            <text:p>this.amount = 1d</text:p>
          </table:table-cell>
          <table:table-cell table:style-name="ce11" office:value-type="string">
            <text:p><text:span text:style-name="T4">but found [434-12-32 tamara 1.00]</text:span></text:p>
          </table:table-cell>
          <table:table-cell office:value-type="string">
            <text:p><text:s/>but found [50.0]</text:p>
          </table:table-cell>
          <table:table-cell office:value-type="string">
            <text:p><text:s/>but found [1001.0]</text:p>
          </table:table-cell>
          <table:table-cell office:value-type="string">
            <text:p>but found</text:p>
            <text:p>a.1 account [100.0]</text:p>
            <text:p>a.2 account[1.0]</text:p>
          </table:table-cell>
          <table:table-cell table:number-columns-repeated="3"/>
        </table:table-row>
        <table:table-row table:style-name="ro2">
          <table:covered-table-cell/>
          <table:table-cell office:value-type="string">
            <text:p>Description</text:p>
          </table:table-cell>
          <table:table-cell table:number-columns-repeated="8"/>
        </table:table-row>
        <table:table-row table:style-name="ro2">
          <table:table-cell table:style-name="ce1" office:value-type="string" table:number-columns-spanned="1" table:number-rows-spanned="3">
            <text:p>Bug tracking</text:p>
          </table:table-cell>
          <table:table-cell office:value-type="string">
            <text:p>Severity</text:p>
          </table:table-cell>
          <table:table-cell office:value-type="string">
            <text:p>high</text:p>
          </table:table-cell>
          <table:table-cell office:value-type="string">
            <text:p>medium</text:p>
          </table:table-cell>
          <table:table-cell table:number-columns-repeated="3" office:value-type="string">
            <text:p>high</text:p>
          </table:table-cell>
          <table:table-cell table:number-columns-repeated="3"/>
        </table:table-row>
        <table:table-row table:style-name="ro2">
          <table:covered-table-cell/>
          <table:table-cell office:value-type="string">
            <text:p>Assigned to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Priority</text:p>
          </table:table-cell>
          <table:table-cell office:value-type="string">
            <text:p>high</text:p>
          </table:table-cell>
          <table:table-cell office:value-type="string">
            <text:p>medium</text:p>
          </table:table-cell>
          <table:table-cell table:number-columns-repeated="3" office:value-type="string">
            <text:p>high</text:p>
          </table:table-cell>
          <table:table-cell table:number-columns-repeated="3"/>
        </table:table-row>
        <table:table-row table:style-name="ro1">
          <table:table-cell table:style-name="ce1" office:value-type="string">
            <text:p>Notes</text:p>
          </table:table-cell>
          <table:table-cell office:value-type="string">
            <text:p>Notes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2">03/22/2020</text:date>, <text:time>18:5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7:23:42.409643254</meta:creation-date>
    <dc:date>2020-03-22T18:52:39.23</dc:date>
    <meta:editing-duration>PT1M16S</meta:editing-duration>
    <meta:editing-cycles>1</meta:editing-cycles>
    <meta:generator>OpenOffice/4.1.7$Win32 OpenOffice.org_project/417m1$Build-9800</meta:generator>
    <dc:creator>Tamara S</dc:creator>
    <meta:document-statistic meta:table-count="1" meta:cell-count="98" meta:object-count="0"/>
  </office:meta>
</office:document-meta>
</file>